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YACILA DEL ROSARIO, LION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B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YACILA DEL ROSARIO, LION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15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PAVO BLANCO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15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5166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330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10:10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12:03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59:13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